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2f5" officeooo:paragraph-rsid="001812f5"/>
    </style:style>
    <style:style style:name="P2" style:family="paragraph" style:parent-style-name="Standard">
      <style:text-properties officeooo:rsid="001812f5" officeooo:paragraph-rsid="001beae3"/>
    </style:style>
    <style:style style:name="P3" style:family="paragraph" style:parent-style-name="Standard">
      <style:text-properties officeooo:rsid="001812f5" officeooo:paragraph-rsid="00220b57"/>
    </style:style>
    <style:style style:name="P4" style:family="paragraph" style:parent-style-name="Standard">
      <style:text-properties officeooo:rsid="001812f5" officeooo:paragraph-rsid="00258e09"/>
    </style:style>
    <style:style style:name="P5" style:family="paragraph" style:parent-style-name="Standard">
      <style:text-properties officeooo:rsid="001812f5" officeooo:paragraph-rsid="002712af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8" style:family="paragraph" style:parent-style-name="Standard">
      <style:text-properties fo:font-weight="bold" officeooo:rsid="001812f5" officeooo:paragraph-rsid="00258e09" style:font-weight-asian="bold" style:font-weight-complex="bold"/>
    </style:style>
    <style:style style:name="P9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10" style:family="paragraph" style:parent-style-name="Standard">
      <style:text-properties fo:font-weight="bold" officeooo:rsid="00220b57" officeooo:paragraph-rsid="00220b57" style:font-weight-asian="bold" style:font-weight-complex="bold"/>
    </style:style>
    <style:style style:name="P11" style:family="paragraph" style:parent-style-name="Standard">
      <style:text-properties fo:font-size="14pt" fo:font-style="italic" fo:font-weight="bold" officeooo:rsid="001812f5" officeooo:paragraph-rsid="001812f5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db959" officeooo:paragraph-rsid="001e6608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1beae3" officeooo:paragraph-rsid="001beae3"/>
    </style:style>
    <style:style style:name="P14" style:family="paragraph" style:parent-style-name="Standard">
      <style:text-properties officeooo:rsid="001db959" officeooo:paragraph-rsid="001db959"/>
    </style:style>
    <style:style style:name="P15" style:family="paragraph" style:parent-style-name="Standard">
      <style:text-properties officeooo:rsid="001db959" officeooo:paragraph-rsid="001e6608"/>
    </style:style>
    <style:style style:name="P16" style:family="paragraph" style:parent-style-name="Standard">
      <style:text-properties officeooo:paragraph-rsid="001db959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20c159" officeooo:paragraph-rsid="0020c159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rsid="001a0b18" officeooo:paragraph-rsid="00258e09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bold" officeooo:rsid="001812f5" officeooo:paragraph-rsid="001812f5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812f5" officeooo:paragraph-rsid="00255e7a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bold" officeooo:rsid="001812f5" officeooo:paragraph-rsid="001812f5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2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fo:font-style="italic" officeooo:rsid="001812f5" officeooo:paragraph-rsid="001a0b18" style:font-size-asian="10pt" style:font-style-asian="italic" style:font-size-complex="10pt" style:font-style-complex="italic"/>
    </style:style>
    <style:style style:name="P2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255e7a"/>
    </style:style>
    <style:style style:name="P2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a0b18"/>
    </style:style>
    <style:style style:name="P2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812f5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12f5" officeooo:paragraph-rsid="001a0b18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12f5" officeooo:paragraph-rsid="001a0b18"/>
    </style:style>
    <style:style style:name="P2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30" style:family="paragraph" style:parent-style-name="Standard">
      <style:paragraph-properties fo:break-before="page"/>
      <style:text-properties fo:font-weight="bold" officeooo:rsid="001812f5" officeooo:paragraph-rsid="001812f5" style:font-weight-asian="bold" style:font-weight-complex="bold"/>
    </style:style>
    <style:style style:name="P31" style:family="paragraph" style:parent-style-name="Standard">
      <style:text-properties officeooo:rsid="001812f5" officeooo:paragraph-rsid="00258e09"/>
    </style:style>
    <style:style style:name="P32" style:family="paragraph" style:parent-style-name="Standard">
      <style:text-properties officeooo:rsid="001812f5" officeooo:paragraph-rsid="001812f5"/>
    </style:style>
    <style:style style:name="P33" style:family="paragraph" style:parent-style-name="Standard">
      <style:text-properties officeooo:rsid="001812f5" officeooo:paragraph-rsid="002b176e"/>
    </style:style>
    <style:style style:name="P34" style:family="paragraph" style:parent-style-name="Standard">
      <style:text-properties officeooo:rsid="001a0b18" officeooo:paragraph-rsid="00258e09"/>
    </style:style>
    <style:style style:name="P35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4pt" fo:font-weight="bold" officeooo:rsid="001db959" officeooo:paragraph-rsid="001e6608" style:font-size-asian="14pt" style:font-weight-asian="bold" style:font-size-complex="14pt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a0b1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8e09" style:font-weight-asian="bold" style:font-weight-complex="bold"/>
    </style:style>
    <style:style style:name="T6" style:family="text">
      <style:text-properties fo:font-weight="bold" officeooo:rsid="002b176e" style:font-weight-asian="bold" style:font-weight-complex="bold"/>
    </style:style>
    <style:style style:name="T7" style:family="text">
      <style:text-properties fo:font-weight="bold" officeooo:rsid="001812f5"/>
    </style:style>
    <style:style style:name="T8" style:family="text">
      <style:text-properties officeooo:rsid="001ac9b8"/>
    </style:style>
    <style:style style:name="T9" style:family="text">
      <style:text-properties officeooo:rsid="001beae3"/>
    </style:style>
    <style:style style:name="T10" style:family="text">
      <style:text-properties officeooo:rsid="001db95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20b57"/>
    </style:style>
    <style:style style:name="T13" style:family="text">
      <style:text-properties officeooo:rsid="002407d0"/>
    </style:style>
    <style:style style:name="T14" style:family="text">
      <style:text-properties officeooo:rsid="00258e09"/>
    </style:style>
    <style:style style:name="T15" style:family="text">
      <style:text-properties officeooo:rsid="0026f4d0"/>
    </style:style>
    <style:style style:name="T16" style:family="text">
      <style:text-properties officeooo:rsid="00287bc6"/>
    </style:style>
    <style:style style:name="T17" style:family="text">
      <style:text-properties officeooo:rsid="002954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>NX-KS Mod-pack</text:p>
      <text:p text:style-name="P17"/>
      <text:p text:style-name="P7">How to install:</text:p>
      <text:p text:style-name="P1"/>
      <text:p text:style-name="P1"><text:s text:c="6"/>1) start with a clean memory card (no files), turn-on your Bluetooth</text:p>
      <text:p text:style-name="P1"><text:s text:c="6"/>2) unzip the contents of the zip into the root of the sdcard</text:p>
      <text:p text:style-name="P1"><text:s text:c="6"/>3) put the card in the camera, and start the camera</text:p>
      <text:p text:style-name="P1"><text:s text:c="6"/>4) have some patience (there can be 1 or 2 auto-reboots)</text:p>
      <text:p text:style-name="P1"><text:s text:c="6"/>5) when BT-Mod is complete there will be [ Installation Complete ] message, followed by reboot</text:p>
      <text:p text:style-name="P1"><text:s text:c="6"/>6) after boot, you will see [ Mod V1.xx ] (if you don't see it in 15 seconds, turn on the Bluetooth)</text:p>
      <text:p text:style-name="P1"><text:s text:c="5"/><text:span text:style-name="T2"><text:s/>x) to uninstall select: main menu &gt; settings&gt; Uninstall Mod</text:span></text:p>
      <text:p text:style-name="P1"/>
      <text:p text:style-name="P1"/>
      <text:p text:style-name="P7"/>
      <text:p text:style-name="P7">Key-combinations EV+*:</text:p>
      <text:p text:style-name="P1"><text:s text:c="6"/>AEL: immediate hibernation</text:p>
      <text:p text:style-name="P1"><text:s text:c="6"/>UP: load UP profile</text:p>
      <text:p text:style-name="P1"><text:s text:c="6"/>DOWN: load DN profile</text:p>
      <text:p text:style-name="P1"><text:s text:c="6"/><text:span text:style-name="T15">RIGHT: Bug-Zapper</text:span></text:p>
      <text:p text:style-name="P1"><text:s text:c="6"/>Half-Press-Shutter: focus pull</text:p>
      <text:p text:style-name="P1"><text:s text:c="6"/>mobile: telnet</text:p>
      <text:p text:style-name="P1"><text:s text:c="6"/>EV (double-click EV): Main Menu <text:s/>(NX500)</text:p>
      <text:p text:style-name="P1"><text:s text:c="6"/>OK: Main Menu (NX1)</text:p>
      <text:p text:style-name="P1"/>
      <text:p text:style-name="P1"/>
      <text:p text:style-name="P1"/>
      <text:p text:style-name="P7">Main Menu</text:p>
      <text:p text:style-name="P7"/>
      <text:p text:style-name="P1"><text:tab/>Video Birtates <text:s text:c="3"/><text:tab/>Custom Functions</text:p>
      <text:p text:style-name="P1"><text:tab/><text:span text:style-name="T14">Focus + Profiles</text:span> <text:tab/>Settings</text:p>
      <text:p text:style-name="P1"><text:tab/>Hibernate<text:tab/> <text:s text:c="3"/><text:tab/>Sleep</text:p>
      <text:p text:style-name="P1"/>
      <text:p text:style-name="P1"/>
      <text:p text:style-name="P7"/>
      <text:p text:style-name="P19">Video Bitrates</text:p>
      <text:p text:style-name="P21"/>
      <text:p text:style-name="P27"><text:tab/>Bitrates are grouped by resolution group / quality. Note that for NX1 high-fps bitrates will be as the ones set for 4K/UHD. </text:p>
      <text:p text:style-name="P28"><text:tab/>Changing bitrates for a given group is persistent (it will survive reboot). Changing “current” bitrate changes only temporary the current settings for the resolution/quality, which is selected at the moment, and it will be lost on reboot.</text:p>
      <text:p text:style-name="P28">Accepted bitrate values are in essence from 40Mbps to 320Mbps in 10Mbps increments.</text:p>
      <text:p text:style-name="P29"/>
      <text:p text:style-name="P22">Complete list: </text:p>
      <text:p text:style-name="P23">35,40,45,50,55,60,65,70,75,80,85,90,95,</text:p>
      <text:p text:style-name="P23">100,110,120,130,140,150,160,170,180,190,</text:p>
      <text:p text:style-name="P23">200,210,220,230,240,250,260,270,280,290,</text:p>
      <text:p text:style-name="P23">300,310,320</text:p>
      <text:p text:style-name="P30"><text:tab/>Custom Functions</text:p>
      <text:p text:style-name="P3"><text:tab/><text:tab/>Batch Recording <text:tab/>LCD-off Recording <text:span text:style-name="T12">(record with LCD turned OFF)</text:span></text:p>
      <text:p text:style-name="P3"><text:tab/><text:tab/><text:span text:style-name="T12">Wake Lapse<text:tab/><text:tab/>TBBAF (True Back Button Auto-Focus) </text:span><text:line-break/><text:tab/><text:tab/><text:span text:style-name="T16">BitRate Booster<text:tab/>Reboot</text:span> (<text:span text:style-name="T12">when in doubt - reboot</text:span>)</text:p>
      <text:p text:style-name="P8"><text:tab/></text:p>
      <text:p text:style-name="P4"><text:span text:style-name="T4"><text:tab/></text:span><text:span text:style-name="T5">Focus </text:span><text:span text:style-name="T6">+ Profiles</text:span><text:span text:style-name="T4"> </text:span></text:p>
      <text:p text:style-name="P4"><text:tab/><text:tab/>Focus Stacking <text:s text:c="3"/><text:tab/></text:p>
      <text:p text:style-name="P4"><text:tab/><text:tab/>Focus Buttons</text:p>
      <text:p text:style-name="P33"><text:tab/><text:tab/><text:span text:style-name="T14">Pull Speed (set focus-pull speed used on EV+HalfShutter)</text:span></text:p>
      <text:p text:style-name="P33"><text:span text:style-name="T4"><text:tab/><text:tab/>Profiles</text:span><text:tab/></text:p>
      <text:p text:style-name="P1"><text:tab/><text:tab/><text:tab/>save/load UP or DN profile</text:p>
      <text:p text:style-name="P1"><text:tab/><text:tab/><text:tab/>save/load FullBackup (all camera settings)</text:p>
      <text:p text:style-name="P4"><text:tab/><text:tab/><text:tab/><text:span text:style-name="T3">Saved profiles are stored in /sdcard/presets/ </text:span></text:p>
      <text:p text:style-name="P18"><text:tab/><text:tab/><text:tab/>and you can copy and backup them as needed.</text:p>
      <text:p text:style-name="P4"/>
      <text:p text:style-name="P5"/>
      <text:p text:style-name="P7"><text:tab/>Settings</text:p>
      <text:p text:style-name="P20"><text:tab/>Silent Shutter (nx500 only)<text:tab/><text:tab/></text:p>
      <text:p text:style-name="P24"><text:tab/>VGA to 2.5K (nx500 only)</text:p>
      <text:p text:style-name="P25"><text:tab/>No Rec Limit (<text:span text:style-name="T3">on </text:span>nx500 4K/UHD limits remain, <text:span text:style-name="T3">NX1 has problems with too long files</text:span>)</text:p>
      <text:p text:style-name="P25"><text:tab/>Refocus on Boot (<text:span text:style-name="T3">return to last focus after hibernation)</text:span></text:p>
      <text:p text:style-name="P26"><text:tab/>Enable Bluetooth (use this to enable Bluetooth functionality while the mod is installed)</text:p>
      <text:p text:style-name="P26"><text:tab/>Uninstall Mod</text:p>
      <text:p text:style-name="P1"/>
      <text:p text:style-name="P1"><text:span text:style-name="T4"><text:tab/><text:tab/><text:tab/></text:span></text:p>
      <text:p text:style-name="P4"/>
      <text:p text:style-name="P11"><text:tab/><text:span text:style-name="T3">Added Functionality </text:span></text:p>
      <text:p text:style-name="P1"/>
      <text:p text:style-name="P7">Focus buttons</text:p>
      <text:p text:style-name="P1"><text:tab/>Program that displays series of buttons on top of the screen</text:p>
      <text:p text:style-name="P1"><text:tab/>long press (1+s) to save current focus position</text:p>
      <text:p text:style-name="P1"><text:tab/>click to restore saved focus position</text:p>
      <text:p text:style-name="P1"><text:tab/>Can be used for studio shooting, astrophotography </text:p>
      <text:p text:style-name="P1"><text:tab/>(focus on infinity during day, recall the focus during the night), etc.</text:p>
      <text:p text:style-name="P1"/>
      <text:p text:style-name="P7">Focus stacking</text:p>
      <text:p text:style-name="P1"><text:tab/>Focus on near point - press "Near"</text:p>
      <text:p text:style-name="P1"><text:tab/>Focus on far point - press "Far"</text:p>
      <text:p text:style-name="P1"><text:tab/>Click "Stack" and wait for it to finish</text:p>
      <text:p text:style-name="P1"><text:tab/>Files are in the usual place - remember to fix exposure/awb/etc as you normally would</text:p>
      <text:p text:style-name="P1"/>
      <text:p text:style-name="P1"><text:span text:style-name="T4">Focus pull</text:span> <text:span text:style-name="T3">(</text:span>EV+half-press shutter button<text:span text:style-name="T3">)</text:span></text:p>
      <text:p text:style-name="P1"><text:tab/>Focus on subject 1</text:p>
      <text:p text:style-name="P1"><text:tab/>press EV+half-press shutter button</text:p>
      <text:p text:style-name="P1"><text:tab/>Focus on subject 2</text:p>
      <text:p text:style-name="P1"><text:span text:style-name="T3"><text:tab/>C</text:span>onsecutive EV+half-press shutter button will be switching between focus of the two subjects.</text:p>
      <text:p text:style-name="P1"><text:tab/><text:span text:style-name="T3">Adjusting focus is possible is possible at any time.</text:span></text:p>
      <text:p text:style-name="P1"/>
      <text:p text:style-name="P1"/>
      <text:p text:style-name="P7"><text:soft-page-break/></text:p>
      <text:p text:style-name="P7">Refocus on Boot</text:p>
      <text:p text:style-name="P1"><text:tab/>When using hibernation (EV+AEL <text:span text:style-name="T8">or Menu&gt;Hibernate</text:span>) the camera records last focus distance</text:p>
      <text:p text:style-name="P1"><text:tab/>If this option is enabled, camera will refocus to that focus distance on boot</text:p>
      <text:p text:style-name="P1"/>
      <text:p text:style-name="P7">Batch recording</text:p>
      <text:p text:style-name="P1"><text:tab/>The main target users are NX500, who even with "removed <text:span text:style-name="T9">time-limit</text:span>" still have restrictions for 4K and UHD. <text:span text:style-name="T9">NX1 also has some problems with recording too long. </text:span>When button is pressed, the camera starts recording and auto-starts new clips until "Rec" is pressed. <text:span text:style-name="T9">Clips are split in 840sec batches, and will have about a second gap in the continuity. </text:span></text:p>
      <text:p text:style-name="P1"/>
      <text:p text:style-name="P10">Wake <text:span text:style-name="T13">Lapse</text:span></text:p>
      <text:p text:style-name="P2"><text:tab/><text:span text:style-name="T13">Setup a Time-lapse with delayed start. Puts camera to sleep for used defined time period, upon wake-up it starts by refocusing to the focus position when Wake Lapse was started, and then starts taking images with user specified time-gap between them, for user-specified duration.</text:span></text:p>
      <text:p text:style-name="P1"/>
      <text:p text:style-name="P6">BitRate Booster</text:p>
      <text:p text:style-name="Standard"><text:tab/><text:span text:style-name="T11">Start recording by adjusting priorities 0.5 sec after recording starts, in attempt to give higher stability and increase max bitrate.</text:span></text:p>
      <text:p text:style-name="Standard"/>
      <text:p text:style-name="Standard"><text:span text:style-name="T7">True Back Button Auto Focus (NX 1 only):<text:line-break/></text:span><text:tab/>The only way to <text:span text:style-name="T1">emulate</text:span> Nikon/Canon style BB AF (i.e. removing the focus action from the half press shutter, since the focus is on the back button).<text:line-break/><text:span text:style-name="T17">Switch to C AF when AF ON is pressed / Switch to MF when AF ON is released</text:span></text:p>
      <text:p text:style-name="Standard"/>
      <text:p text:style-name="Standard"><text:span text:style-name="T4">Thanks to Otto</text:span> for the programs that make this possible - keyscan, gui, poker, focus stacking, focus buttons, ... to name a few.<text:line-break/><text:span text:style-name="T4">Thanks to Vasile</text:span> for coming up with the values for the bitrate-change and nx500's 2.5K mod (the values used here are based on his calculations) </text:p>
      <text:p text:style-name="P13"><text:span text:style-name="T17">You can get in touch with me</text:span> on <text:a xlink:type="simple" xlink:href="http://www.fb.com/KinoSeed/" text:style-name="Internet_20_link" text:visited-style-name="Visited_20_Internet_20_Link">www.fb.com/KinoSeed/</text:a></text:p>
      <text:p text:style-name="P13"/>
      <text:p text:style-name="P12"/>
      <text:p text:style-name="P12"/>
      <text:p text:style-name="P12">Donations</text:p>
      <text:p text:style-name="P15">Otto: </text:p>
      <text:p text:style-name="P16">Q: So, where's the <text:span text:style-name="Strong_20_Emphasis">Donate</text:span> button? A: Nowhere. Find a suitable charity and donate. If you cannot afford it, find a local charity and see if they need help in person - it will do you a world of good. <text:span text:style-name="T10"><text:line-break/></text:span></text:p>
      <text:p text:style-name="P16"><text:span text:style-name="T10">Vasile: </text:span><text:a xlink:type="simple" xlink:href="https://docs.google.com/spreadsheets/u/1/d/1azq3GqVkI3uimTLABokyHcoTACackLvKDu5TcGo_Gsg/pubhtml" text:style-name="Internet_20_link" text:visited-style-name="Visited_20_Internet_20_Link"><text:span text:style-name="T10">https://docs.google.com/spreadsheets/u/1/d/1azq3GqVkI3uimTLABokyHcoTACackLvKDu5TcGo_Gsg/pubhtml</text:span></text:a></text:p>
      <text:p text:style-name="P14"/>
      <text:p text:style-name="P14">Kino:</text:p>
      <text:p text:style-name="P14">I have to go with Otto on this one. Pay it forward.</text:p>
      <text:p text:style-name="P9"/>
      <text:p text:style-name="P9">LINKS </text:p>
      <text:p text:style-name="P9"><text:span text:style-name="T11">The hub for all information:</text:span> <text:a xlink:type="simple" xlink:href="https://github.com/ottokiksmaler/nx500_nx1_modding" text:style-name="Internet_20_link" text:visited-style-name="Visited_20_Internet_20_Link">https://github.com/ottokiksmaler/nx500_nx1_modding</text:a></text:p>
      <text:p text:style-name="P9"><text:span text:style-name="T11">Latest version: </text:span><text:a xlink:type="simple" xlink:href="https://github.com/ottokiksmaler/nx500_nx1_modding/blob/master/NX-KS.zip" text:style-name="Internet_20_link" text:visited-style-name="Visited_20_Internet_20_Link">https://github.com/ottokiksmaler/nx500_nx1_modding/blob/master/NX-KS.zi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29:13.327000000</meta:creation-date>
    <dc:date>2016-05-16T22:54:59.909000000</dc:date>
    <meta:editing-duration>PT1H3M27S</meta:editing-duration>
    <meta:editing-cycles>15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91" meta:word-count="799" meta:character-count="5194" meta:non-whitespace-character-count="4295"/>
  </office:meta>
</office:document-meta>
</file>